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ListParagraph" style:list-style-name="LFO2" style:family="paragraph"/>
    <style:style style:name="P3" style:parent-style-name="ListParagraph" style:list-style-name="LFO2" style:family="paragraph"/>
    <style:style style:name="P4" style:parent-style-name="ListParagraph" style:list-style-name="LFO2" style:family="paragraph"/>
    <style:style style:name="P5" style:parent-style-name="ListParagraph" style:list-style-name="LFO2" style:family="paragraph"/>
    <style:style style:name="P6" style:parent-style-name="ListParagraph" style:list-style-name="LFO2" style:family="paragraph"/>
    <style:style style:name="P7" style:parent-style-name="ListParagraph" style:list-style-name="LFO2" style:family="paragraph"/>
    <style:style style:name="P8" style:parent-style-name="ListParagraph" style:list-style-name="LFO2" style:family="paragraph"/>
    <style:style style:name="P9" style:parent-style-name="ListParagraph" style:list-style-name="LFO4" style:family="paragraph"/>
    <style:style style:name="P10" style:parent-style-name="ListParagraph" style:list-style-name="LFO4" style:family="paragraph"/>
    <style:style style:name="P11" style:parent-style-name="ListParagraph" style:list-style-name="LFO4" style:family="paragraph"/>
    <style:style style:name="P12" style:parent-style-name="ListParagraph" style:list-style-name="LFO4" style:family="paragraph"/>
    <style:style style:name="P13" style:parent-style-name="ListParagraph" style:list-style-name="LFO4" style:family="paragraph"/>
    <style:style style:name="P14" style:parent-style-name="ListParagraph" style:list-style-name="LFO4" style:family="paragraph"/>
    <style:style style:name="P15" style:parent-style-name="ListParagraph" style:list-style-name="LFO4" style:family="paragraph"/>
    <style:style style:name="P16" style:parent-style-name="ListParagraph" style:list-style-name="LFO4" style:family="paragraph"/>
    <style:style style:name="P17" style:parent-style-name="ListParagraph" style:list-style-name="LFO4" style:family="paragraph"/>
    <style:style style:name="P18" style:parent-style-name="ListParagraph" style:list-style-name="LFO4" style:family="paragraph"/>
    <style:style style:name="P19" style:parent-style-name="ListParagraph" style:list-style-name="LFO4" style:family="paragraph"/>
    <style:style style:name="P20" style:parent-style-name="ListParagraph" style:list-style-name="LFO4" style:family="paragraph"/>
    <style:style style:name="P21" style:parent-style-name="ListParagraph" style:list-style-name="LFO4" style:family="paragraph"/>
    <style:style style:name="P22" style:parent-style-name="ListParagraph" style:list-style-name="LFO4" style:family="paragraph"/>
    <style:style style:name="P23" style:parent-style-name="ListParagraph" style:list-style-name="LFO4" style:family="paragraph"/>
    <style:style style:name="P24" style:parent-style-name="ListParagraph" style:list-style-name="LFO4" style:family="paragraph"/>
    <style:style style:name="P25" style:parent-style-name="ListParagraph" style:list-style-name="LFO4" style:family="paragraph"/>
    <style:style style:name="P26" style:parent-style-name="ListParagraph" style:list-style-name="LFO4" style:family="paragraph"/>
    <style:style style:name="P27" style:parent-style-name="ListParagraph" style:list-style-name="LFO4" style:family="paragraph"/>
    <style:style style:name="P28" style:parent-style-name="ListParagraph" style:list-style-name="LFO4" style:family="paragraph"/>
    <style:style style:name="P29" style:parent-style-name="ListParagraph" style:list-style-name="LFO4" style:family="paragraph"/>
    <style:style style:name="P30" style:parent-style-name="ListParagraph" style:list-style-name="LFO4" style:family="paragraph"/>
    <style:style style:name="P31" style:parent-style-name="ListParagraph" style:list-style-name="LFO4" style:family="paragraph"/>
    <style:style style:name="P32" style:parent-style-name="ListParagraph" style:list-style-name="LFO4" style:family="paragraph"/>
    <style:style style:name="P33" style:parent-style-name="ListParagraph" style:list-style-name="LFO4" style:family="paragraph"/>
    <style:style style:name="P34" style:parent-style-name="ListParagraph" style:list-style-name="LFO5" style:family="paragraph"/>
    <style:style style:name="P35" style:parent-style-name="ListParagraph" style:list-style-name="LFO5" style:family="paragraph"/>
    <style:style style:name="P36" style:parent-style-name="ListParagraph" style:list-style-name="LFO5" style:family="paragraph"/>
    <style:style style:name="P37" style:parent-style-name="ListParagraph" style:list-style-name="LFO5" style:family="paragraph"/>
    <style:style style:name="P38" style:parent-style-name="ListParagraph" style:list-style-name="LFO5" style:family="paragraph"/>
    <style:style style:name="P39" style:parent-style-name="ListParagraph" style:list-style-name="LFO5" style:family="paragraph"/>
    <style:style style:name="P40" style:parent-style-name="ListParagraph" style:list-style-name="LFO5" style:family="paragraph"/>
    <style:style style:name="P41" style:parent-style-name="ListParagraph" style:list-style-name="LFO5" style:family="paragraph"/>
    <style:style style:name="P42" style:parent-style-name="ListParagraph" style:list-style-name="LFO5" style:family="paragraph"/>
    <style:style style:name="P43" style:parent-style-name="ListParagraph" style:list-style-name="LFO5" style:family="paragraph"/>
    <style:style style:name="P44" style:parent-style-name="ListParagraph" style:list-style-name="LFO5" style:family="paragraph"/>
    <style:style style:name="P45" style:parent-style-name="ListParagraph" style:list-style-name="LFO6" style:family="paragraph"/>
    <style:style style:name="P46" style:parent-style-name="ListParagraph" style:list-style-name="LFO6" style:family="paragraph"/>
    <style:style style:name="P47" style:parent-style-name="ListParagraph" style:list-style-name="LFO6" style:family="paragraph"/>
  </office:automatic-styles>
  <office:body>
    <office:text text:use-soft-page-breaks="true">
      <text:p text:style-name="P1">The insight :</text:p>
      <text:list text:style-name="LFO2" text:continue-numbering="true">
        <text:list-item>
          <text:p text:style-name="P2">Learn the importance of AI on<text:s/>creating a competitive advantage for startup</text:p>
        </text:list-item>
        <text:list-item>
          <text:p text:style-name="P3">Learn how<text:s/>AI becomes functional</text:p>
        </text:list-item>
        <text:list-item>
          <text:p text:style-name="P4">Learn about the different problems linked to AI and how to make it so that it doesn’t cause problems</text:p>
        </text:list-item>
      </text:list>
      <text:p text:style-name="Normal">Description:</text:p>
      <text:list text:style-name="LFO2" text:continue-numbering="true">
        <text:list-item>
          <text:p text:style-name="P5">Presentation at RMIT about the role of AI in startup success</text:p>
        </text:list-item>
        <text:list-item>
          <text:p text:style-name="P6">Preesented by Dr Cherry, and 2 entrepreuneur named George Nguyen and Daniel Nguyen</text:p>
        </text:list-item>
        <text:list-item>
          <text:p text:style-name="P7">Presented briefly AI and a bit about their company</text:p>
        </text:list-item>
        <text:list-item>
          <text:p text:style-name="P8">Interview about what the 2 entrepreuneur think about the role of AI in a startup’s success and changing trend in customers using more and more AI instead of technologies like web browsers(Google and stuff)</text:p>
        </text:list-item>
      </text:list>
      <text:p text:style-name="Normal">Interpret :</text:p>
      <text:list text:style-name="LFO4" text:continue-numbering="true">
        <text:list-item>
          <text:p text:style-name="P9">Insight 1:</text:p>
          <text:list text:continue-numbering="true">
            <text:list-item>
              <text:p text:style-name="P10">Learning about the importance of AI really was enlightening and is essential to my understanding of the foundations of entrepreneurship</text:p>
            </text:list-item>
            <text:list-item>
              <text:p text:style-name="P11">This means that learning how to use AI tools will be essential for my future career as an entrepreneur<text:s/></text:p>
            </text:list-item>
            <text:list-item>
              <text:p text:style-name="P12">Change things because:</text:p>
              <text:list text:continue-numbering="true">
                <text:list-item>
                  <text:p text:style-name="P13">I<text:s/>was<text:s/>skeptical about the reliability of what is being said by an AI<text:s/>because<text:s/>I would assume that AI wasn’t reliable because it wouldn’t use sources and even with sources, I would sometimes have suspicious sources and link</text:p>
                </text:list-item>
                <text:list-item>
                  <text:p text:style-name="P14">It made me realize that now many companies use AI and that AI has become more reliable than when it first was released to the public and made me more open to use these tools to allow me to come up with good decision-making and good ideas and innovations which would allow my company to stay competitive</text:p>
                </text:list-item>
              </text:list>
            </text:list-item>
            <text:list-item>
              <text:p text:style-name="P15">This insight also seems to be valid and logical as<text:s/>there has been an exponential increase in training computation which allowed AI models like Chatgpt4 to achieve nearly an expert performance on complex benchmarks<text:s/>allowing better data analysis <text:s/>(<text:a xlink:href="https://www.perplexity.ai/search/give-me-a-source-that-shows-th-ehwbP4J.TGGUa5fHp13aHg" office:target-frame-name="_top" xlink:show="replace"><text:span text:style-name="Hyperlink">https://www.perplexity.ai/search/give-me-a-source-that-shows-th-ehwbP4J.TGGUa5fHp13aHg</text:span></text:a>)<text:s/></text:p>
            </text:list-item>
          </text:list>
        </text:list-item>
      </text:list>
      <text:p text:style-name="Normal"/>
      <text:list text:style-name="LFO4" text:continue-numbering="true">
        <text:list-item>
          <text:p text:style-name="P16">Insight 2:</text:p>
          <text:list text:continue-numbering="true">
            <text:list-item>
              <text:p text:style-name="P17">Learning about how AI<text:s/>can become useful to your objective<text:s/>is important to be able to use AI to my advantage<text:s/></text:p>
            </text:list-item>
            <text:list-item>
              <text:p text:style-name="P18">Helped me understand how AI needs resources and training before being able to be used for my benefit</text:p>
            </text:list-item>
            <text:list-item>
              <text:p text:style-name="P19">Means that taking the necessary steps and and planning ahead the budget allocated for AI’s training will be essential for my future career as an entrepreneur</text:p>
            </text:list-item>
            <text:list-item>
              <text:p text:style-name="P20">Change things because:</text:p>
              <text:list text:continue-numbering="true">
                <text:list-item>
                  <text:p text:style-name="P21">Need to account the spendings on AI’s training infrastructure and resources in the budget</text:p>
                </text:list-item>
                <text:list-item>
                  <text:p text:style-name="P22">Changed my views on entrepreunership as it made me realize that entrepreneurship isn’t only about creativity and traditional business strategies anymore but now it is essential to incorporate AI and technologies into business strategies to gain a competitive edge</text:p>
                </text:list-item>
              </text:list>
            </text:list-item>
            <text:list-item>
              <text:p text:style-name="P23">Seems valid and logical as<text:s/>there are many things to consider :</text:p>
              <text:list text:continue-numbering="true">
                <text:list-item>
                  <text:p text:style-name="P24">To implement AI, it is essential to plan for the expenses like the infrastructures, software licenses,data integration and storage, operational costs like maintenance costs and workforce training(<text:a xlink:href="https://www.softude.com/blog/ai-business-intelligence-cost-budgeting" office:target-frame-name="_top" xlink:show="replace"><text:span text:style-name="Hyperlink">https://www.softude.com/blog/ai-business-intelligence-cost-budgeting</text:span></text:a>)<text:s/></text:p>
                </text:list-item>
                <text:list-item>
                  <text:p text:style-name="P25">Essential to train AI with machine learning using relevant data to address specific business challenges. This will allow the AI to analyze data patterns and create the best solutions for the business problem (<text:a xlink:href="https://www.linkedin.com/pulse/corporate-training-using-ai-learning-development-virti-fz44e/" office:target-frame-name="_top" xlink:show="replace"><text:span text:style-name="Hyperlink">https://www.linkedin.com/pulse/corporate-training-using-ai-learning-development-virti-fz44e/</text:span></text:a>)<text:s/></text:p>
                </text:list-item>
              </text:list>
            </text:list-item>
          </text:list>
        </text:list-item>
      </text:list>
      <text:p text:style-name="Normal"/>
      <text:list text:style-name="LFO4" text:continue-numbering="true">
        <text:list-item>
          <text:p text:style-name="P26">Insight 3</text:p>
          <text:list text:continue-numbering="true">
            <text:list-item>
              <text:p text:style-name="P27">Understanding how AI needs to comply with certain regulations is important for me to maintain ethical business practice for my company</text:p>
            </text:list-item>
            <text:list-item>
              <text:p text:style-name="P28">Make me understand that<text:s/>it is necessary to address plagiarism and ethical use of data for my AI</text:p>
            </text:list-item>
            <text:list-item>
              <text:p text:style-name="P29">Change things because:</text:p>
              <text:list text:continue-numbering="true">
                <text:list-item>
                  <text:p text:style-name="P30">I didn’t think about how AI needs to be regulated and be conform with ethical standards and plagiarism.<text:s/></text:p>
                </text:list-item>
                <text:list-item>
                  <text:p text:style-name="P31">I will need to closely monitor the training of my AI model fo rmy company and strictly research laws related to intellectual property and personal data <text:s/>usage for my AI to stay compliant<text:s/>to regulations<text:s/>and avoid legal consequences as well as trust deterioration with my customer and stakeholders</text:p>
                </text:list-item>
              </text:list>
            </text:list-item>
            <text:list-item>
              <text:p text:style-name="P32">Seems valid and logical because<text:s/></text:p>
              <text:list text:continue-numbering="true">
                <text:list-item>
                  <text:p text:style-name="P33">Rules like Section 5 of the Federal Trade Commission act that addresses unethical practices in AI systems which can lead to fines as well as the deletion of the data and algorithms of the AI (<text:a xlink:href="https://www.perplexity.ai/search/give-me-a-source-that-shows-th-ehwbP4J.TGGUa5fHp13aHg" office:target-frame-name="_top" xlink:show="replace"><text:span text:style-name="Hyperlink">https://www.perplexity.ai/search/give-me-a-source-that-shows-th-ehwbP4J.TGGUa5fHp13aHg</text:span></text:a>)<text:s/></text:p>
                </text:list-item>
              </text:list>
            </text:list-item>
          </text:list>
        </text:list-item>
      </text:list>
      <text:p text:style-name="Normal"/>
      <text:p text:style-name="Normal"/>
      <text:p text:style-name="Normal"/>
      <text:soft-page-break/>
      <text:p text:style-name="Normal">Evaluate</text:p>
      <text:list text:style-name="LFO5" text:continue-numbering="true">
        <text:list-item>
          <text:p text:style-name="P34">Insight 1:</text:p>
          <text:list text:continue-numbering="true">
            <text:list-item>
              <text:p text:style-name="P35">Understanding this insight gave me a new perspective on entrepreneurship.<text:s/></text:p>
            </text:list-item>
            <text:list-item>
              <text:p text:style-name="P36">AI is shown to be able to drive innovation across many different industries such as healthcare, retail and finance. It does so by improving effiency which in general increase business performance (<text:a xlink:href="https://www.linkedin.com/pulse/ai-driven-innovation-case-studies-from-leading-frank-van-meegen-h324e/" office:target-frame-name="_top" xlink:show="replace"><text:span text:style-name="Hyperlink">https://www.linkedin.com/pulse/ai-driven-innovation-case-studies-from-leading-frank-van-meegen-h324e/</text:span></text:a>)<text:s/></text:p>
            </text:list-item>
            <text:list-item>
              <text:p text:style-name="P37">This insight will be useful for my future professional development as it will allow me to discover new perspectives and allow me to innovate even more.<text:s/></text:p>
            </text:list-item>
          </text:list>
        </text:list-item>
        <text:list-item>
          <text:p text:style-name="P38">Insight 2:</text:p>
          <text:list text:continue-numbering="true">
            <text:list-item>
              <text:p text:style-name="P39">Understanding what it takes to create a functional AI is valuable as it will impact my professional development: without proper training, the AI cannot provide me<text:s/>pertinent information</text:p>
            </text:list-item>
            <text:list-item>
              <text:p text:style-name="P40">Without computational power, electricity, cooling resources, AI cannot be trained in an efficient manner and cannot be deployed properly which hinders the ability of the AI to properly function (<text:a xlink:href="https://news.mit.edu/2025/explained-generative-ai-environmental-impact-0117" office:target-frame-name="_top" xlink:show="replace"><text:span text:style-name="Hyperlink">https://news.mit.edu/2025/explained-generative-ai-environmental-impact-0117</text:span></text:a>)<text:s/></text:p>
            </text:list-item>
            <text:list-item>
              <text:p text:style-name="P41">This insight also<text:s/>is<text:s/>very valuable as it reminded me of the importance of proper budger planning for my business and how effective budget management will allow my professional career to go smoothly</text:p>
            </text:list-item>
          </text:list>
        </text:list-item>
        <text:list-item>
          <text:p text:style-name="P42">Insight 3:</text:p>
          <text:list text:continue-numbering="true">
            <text:list-item>
              <text:p text:style-name="P43">Learning how to regulate AI reminded me of how<text:s/>informing myself about<text:s/>laws surrounding our products and surrounding how a company is allowed to treat data is essential</text:p>
            </text:list-item>
            <text:list-item>
              <text:p text:style-name="P44">This is very important and valuable as it will make<text:s/>me pay more attention and inform myself on the ever changing landscape of the business world<text:s/></text:p>
            </text:list-item>
          </text:list>
        </text:list-item>
      </text:list>
      <text:p text:style-name="Normal"/>
      <text:p text:style-name="Normal">Plan:</text:p>
      <text:list text:style-name="LFO6" text:continue-numbering="true">
        <text:list-item>
          <text:p text:style-name="P45">To use these insights and benefit from AI tools, I need to first learn how to use AI tools</text:p>
        </text:list-item>
        <text:list-item>
          <text:p text:style-name="P46">Then I need to inform myself about the ever changing landscape of AI and its impact on the business world</text:p>
        </text:list-item>
        <text:list-item>
          <text:p text:style-name="P47">Inform myself about vietnam’s laws on AI as well as any countries I might end up creating my business</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ourier New" style:font-name-complex="Courier New"/>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Aptos" style:font-name-asian="Aptos" style:font-name-complex="Times New Roman"/>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mie nightwalker</meta:initial-creator>
    <dc:creator>Jamie nightwalker</dc:creator>
    <meta:creation-date>2025-04-02T18:41:00Z</meta:creation-date>
    <dc:date>2025-04-03T21:07:00Z</dc:date>
    <meta:template xlink:href="Normal.dotm" xlink:type="simple"/>
    <meta:editing-cycles>3</meta:editing-cycles>
    <meta:editing-duration>PT74640S</meta:editing-duration>
    <meta:document-statistic meta:page-count="3" meta:paragraph-count="13" meta:word-count="985" meta:character-count="6588" meta:row-count="46" meta:non-whitespace-character-count="5616"/>
  </office:meta>
</office:document-meta>
</file>